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loext:contextual-spacing="false"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ru" fo:country="RU"/>
    </style:style>
    <style:style style:name="P15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6" style:family="paragraph" style:parent-style-name="Table_20_Contents">
      <style:paragraph-properties style:snap-to-layout-grid="false"/>
      <style:text-properties fo:language="en" fo:country="US"/>
    </style:style>
    <style:style style:name="P17" style:family="paragraph" style:parent-style-name="Table_20_Contents">
      <style:paragraph-properties style:snap-to-layout-gri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Обновление навыков тетировщиков по формату разработчиков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3 часа / 0 часов</text:p>
          </table:table-cell>
          <table:table-cell table:style-name="Таблица1.E2" office:value-type="string">
            <text:p text:style-name="P11">Перенес на 3-й квартал в <text:span text:style-name="T1">SMART </text:span>задачи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12 часов / 0 часов</text:p>
          </table:table-cell>
          <table:table-cell table:style-name="Таблица1.E2" office:value-type="string">
            <text:p text:style-name="P11">Перенес на следующую неделю.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<text:span text:style-name="T2">100,00%</text:span>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8">
            <text:p text:style-name="P11">80,00%</text:p>
          </table:table-cell>
          <table:table-cell table:style-name="Таблица1.A2" office:value-type="string">
            <text:p text:style-name="P11"><text:span text:style-name="T1">4</text:span>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скрипта и статьи по <text:span text:style-name="T1">MQTT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<text:span text:style-name="T2">100,00%</text:span></text:p>
          </table:table-cell>
          <table:table-cell table:style-name="Таблица1.A2" office:value-type="string">
            <text:p text:style-name="P9"><text:span text:style-name="T2">2</text:span> <text:span text:style-name="T2">часа / 3 часа</text:span></text:p>
          </table:table-cell>
          <table:table-cell table:style-name="Таблица1.E2" office:value-type="string">
            <text:p text:style-name="P17"><text:span text:style-name="T2"/></text:p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3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1,5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6 часов / 7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 с генеральным директором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тчета по SMART задачам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Участие в семинаре по тестированию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2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еревод по <text:span text:style-name="T1">Blazemeter</text:span>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1">2</text:span>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по согласованию положения по отпускам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Заполнение премиальной тестировщиков.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6">
            <text:p text:style-name="P11">06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9">
            <text:p text:style-name="P11">09.07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8">
            <text:p text:style-name="P11">08.07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7">
            <text:p text:style-name="P11">07.07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05">
            <text:p text:style-name="P11">05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3">
            <text:p text:style-name="P11">03.07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скрипта и статьи по <text:span text:style-name="T1">UDP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7-07">
            <text:p text:style-name="P9">07.07.17</text:p>
          </table:table-cell>
          <table:table-cell table:style-name="Таблица4.A2" office:value-type="string">
            <text:p text:style-name="P9"><text:span text:style-name="T2">2</text:span> <text:span text:style-name="T2">час</text:span><text:span text:style-name="T2">а</text:span>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7">
            <text:p text:style-name="P9">07.07.17</text:p>
          </table:table-cell>
          <table:table-cell table:style-name="Таблица4.A2" office:value-type="string">
            <text:p text:style-name="P11"><text:span text:style-name="T1">8</text:span> часов</text:p>
          </table:table-cell>
          <table:table-cell table:style-name="Таблица4.E2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статьи в <text:span text:style-name="T1">blog </text:span>компании.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7-07">
            <text:p text:style-name="P9">07.07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плана тестирования по <text:span text:style-name="T1">IQLay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30">
            <text:p text:style-name="P11">30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 Константинов В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loext:contextual-spacing="false"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7-03T17:58:08.92</dc:date>
    <meta:editing-cycles>70</meta:editing-cycles>
    <meta:editing-duration>P1DT3M18S</meta:editing-duration>
    <meta:generator>OpenOffice/4.1.2$Win32 OpenOffice.org_project/412m3$Build-9782</meta:generator>
    <meta:document-statistic meta:table-count="4" meta:image-count="0" meta:object-count="0" meta:page-count="4" meta:paragraph-count="141" meta:word-count="390" meta:character-count="2429"/>
    <dc:creator>Firsanov Konstantin</dc:creator>
  </office:meta>
</office:document-meta>
</file>